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78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 style:list-style-name="L2">
      <style:graphic-properties draw:fill-color="#ffffff" fo:min-height="12.179cm"/>
    </style:style>
    <style:style style:name="pr5" style:family="presentation" style:parent-style-name="Standard-subtitle">
      <style:graphic-properties draw:fill-color="#ffffff" fo:min-height="12.179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786cm" svg:x="1.401cm" svg:y="8.607cm" presentation:class="title" presentation:user-transformed="true">
          <draw:text-box>
            <text:p><text:span text:style-name="T1">iSchool - No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2">
              <text:list-item>
                <text:p><text:span text:style-name="T3"><text:s/></text:span><text:span text:style-name="T3">Le projet</text:span></text:p>
              </text:list-item>
              <text:list-item>
                <text:p><text:span text:style-name="T3"><text:s/></text:span><text:span text:style-name="T3">L’objectif</text:span></text:p>
              </text:list-item>
              <text:list-item>
                <text:p><text:span text:style-name="T3"><text:s/></text:span><text:span text:style-name="T3">L’imp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<text:span text:style-name="T3"><text:s/></text:span><text:span text:style-name="T3">Le projet</text:span></text:p>
              </text:list-item>
            </text:list>
          </draw:text-box>
        </draw:frame>
        <draw:frame presentation:style-name="pr5" draw:text-style-name="P2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>Développement d’un ENT responsive</text:p>
                <text:p/>
              </text:list-item>
              <text:list-item>
                <text:p>Communication entre acteurs majeurs de l’éc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p><text:span text:style-name="T3"><text:s/></text:span><text:span text:style-name="T3">L’objectif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list text:style-name="L3">
              <text:list-item>
                <text:p>Améliorer la communication entre la direction, <text:s text:c="2"/>les professeurs, les parents et les élèves.</text:p>
                <text:p/>
              </text:list-item>
              <text:list-item>
                <text:p>Faciliter les démarches pour un établissement scolaire.</text:p>
                <text:p/>
              </text:list-item>
              <text:list-item>
                <text:p>S’adapter a l’air du numériq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p><text:span text:style-name="T3"><text:s/></text:span><text:span text:style-name="T3">L’impact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Ouverture du système éducatif aux technologies numériques dans les pays d’Afrique.</text:p>
            <text:p/>
            <text:p>Un suivi scolaire amélioré.</text:p>
            <text:p/>
            <text:p>La gestion administrative simplifiée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08:43:38.088559518</meta:creation-date>
    <dc:date>2016-09-27T12:57:41.171493485</dc:date>
    <meta:editing-duration>PT2H47M14S</meta:editing-duration>
    <meta:editing-cycles>9</meta:editing-cycles>
    <meta:generator>LibreOffice/5.1.4.2$Linux_X86_64 LibreOffice_project/10m0$Build-2</meta:generator>
    <meta:document-statistic meta:object-count="40"/>
  </office:meta>
</office:document-meta>
</file>